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10"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3"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5"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6" style:family="table-cell" style:parent-style-name="Default" style:data-style-name="N0">
      <style:table-cell-properties fo:border="thin solid #000000" style:vertical-align="middle" fo:wrap-option="wrap" fo:background-color="#FFFFFF" style:cell-protect="none"/>
    </style:style>
    <style:style style:name="ce17" style:family="table-cell" style:parent-style-name="Normal_32_78" style:data-style-name="N0">
      <style:table-cell-properties fo:border="thin solid #000000" style:vertical-align="middle" fo:background-color="#FFFFFF" style:cell-protect="none"/>
    </style:style>
    <style:style style:name="ce18" style:family="table-cell" style:parent-style-name="Normal_32_78" style:data-style-name="N0">
      <style:table-cell-properties fo:border="thin solid #000000" style:vertical-align="middle" fo:background-color="transparent" style:cell-protect="none"/>
    </style:style>
    <style:style style:name="ce1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Default" style:data-style-name="N49">
      <style:table-cell-properties fo:border="thin solid #000000" style:vertical-align="middle" style:cell-protect="none" style:repeat-content="false"/>
      <style:paragraph-properties fo:text-align="end" fo:margin-right="0cm"/>
    </style:style>
    <style:style style:name="ce21" style:family="table-cell" style:parent-style-name="Normal_32_4" style:data-style-name="N0">
      <style:table-cell-properties fo:border-top="none" fo:border-bottom="none" fo:border-left="thin solid #000000" fo:border-right="thin solid #000000" style:vertical-align="automatic" fo:wrap-option="wrap" fo:background-color="transparent" style:cell-protect="none"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6"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0">
      <style:table-cell-properties fo:border="thin solid #000000" style:vertical-align="middle" fo:background-color="#FFFFFF" style:cell-protect="none"/>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3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1"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1" style:base-cell-address="Data_sheet.G9"/>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1" style:base-cell-address="Data_sheet.I9"/>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1" style:base-cell-address="Data_sheet.H9"/>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1" style:base-cell-address="Data_sheet.K9"/>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1" style:base-cell-address="Data_sheet.J9"/>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1" style:base-cell-address="Data_sheet.F9"/>
    </style:style>
    <style:style style:name="ce5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5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1" style:base-cell-address="Data_sheet.T4"/>
    </style:style>
    <style:style style:name="ce5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1" style:base-cell-address="Data_sheet.Y9"/>
    </style:style>
    <style:style style:name="ce6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1" style:base-cell-address="Data_sheet.X9"/>
    </style:style>
    <style:style style:name="ce65"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office:automatic-styles>
  <office:body>
    <office:spreadsheet>
      <table:calculation-settings table:case-sensitive="false" table:search-criteria-must-apply-to-whole-cell="false" table:use-wildcards="false" table:use-regular-expressions="false" table:automatic-find-labels="false">
        <table:iteration table:maximum-difference="252"/>
      </table:calculation-settings>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 table:name="val5">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8">
            <text:p>Ministerial Department</text:p>
          </table:table-cell>
          <table:table-cell office:value-type="string" table:style-name="ce49">
            <text:p>Department for Work and Pensions</text:p>
          </table:table-cell>
          <table:table-cell office:value-type="float" office:value="33581" table:style-name="ce41">
            <text:p>33,581</text:p>
          </table:table-cell>
          <table:table-cell office:value-type="float" office:value="28758" table:style-name="ce39">
            <text:p>28,758</text:p>
          </table:table-cell>
          <table:table-cell office:value-type="float" office:value="37679" table:style-name="ce41">
            <text:p>37,679</text:p>
          </table:table-cell>
          <table:table-cell office:value-type="float" office:value="33599.5" table:style-name="ce39">
            <text:p>33,600</text:p>
          </table:table-cell>
          <table:table-cell office:value-type="float" office:value="9604" table:style-name="ce41">
            <text:p>9,604</text:p>
          </table:table-cell>
          <table:table-cell office:value-type="float" office:value="9160.6" table:style-name="ce39">
            <text:p>9,161</text:p>
          </table:table-cell>
          <table:table-cell office:value-type="float" office:value="2287" table:style-name="ce41">
            <text:p>2,287</text:p>
          </table:table-cell>
          <table:table-cell office:value-type="float" office:value="2212.9" table:style-name="ce39">
            <text:p>2,213</text:p>
          </table:table-cell>
          <table:table-cell office:value-type="float" office:value="201" table:style-name="ce41">
            <text:p>201</text:p>
          </table:table-cell>
          <table:table-cell office:value-type="float" office:value="196.21" table:style-name="ce39">
            <text:p>196</text:p>
          </table:table-cell>
          <table:table-cell office:value-type="float" office:value="0" table:style-name="ce41">
            <text:p>0</text:p>
          </table:table-cell>
          <table:table-cell office:value-type="float" office:value="0" table:style-name="ce39">
            <text:p>0</text:p>
          </table:table-cell>
          <table:table-cell office:value-type="float" office:value="83352" table:formula="of:=[.D4]+[.F4]+[.H4]+[.J4]+[.L4]+[.N4]" table:content-validation-name="val1" table:style-name="ce10">
            <text:p>83,352</text:p>
          </table:table-cell>
          <table:table-cell office:value-type="float" office:value="73927.210000000006" table:formula="of:=[.E4]+[.G4]+[.I4]+[.K4]+[.M4]+[.O4]" table:content-validation-name="val1" table:style-name="ce10">
            <text:p>73,927</text:p>
          </table:table-cell>
          <table:table-cell table:style-name="ce42"/>
          <table:table-cell table:style-name="ce40"/>
          <table:table-cell office:value-type="float" office:value="360" table:style-name="ce42">
            <text:p>360</text:p>
          </table:table-cell>
          <table:table-cell office:value-type="float" office:value="360" table:style-name="ce40">
            <text:p>360</text:p>
          </table:table-cell>
          <table:table-cell table:style-name="ce59"/>
          <table:table-cell table:style-name="ce58"/>
          <table:table-cell table:style-name="ce56"/>
          <table:table-cell table:style-name="ce54"/>
          <table:table-cell office:value-type="float" office:value="360" table:formula="of:=[.R4]+[.T4]+[.V4]+[.X4]" table:style-name="ce12">
            <text:p>360</text:p>
          </table:table-cell>
          <table:table-cell office:value-type="float" office:value="360" table:formula="of:=[.S4]+[.U4]+[.W4]+[.Y4]" table:style-name="ce12">
            <text:p>360</text:p>
          </table:table-cell>
          <table:table-cell office:value-type="float" office:value="83712" table:formula="of:=[.P4]+[.Z4]" table:content-validation-name="val1" table:style-name="ce10">
            <text:p>83,712</text:p>
          </table:table-cell>
          <table:table-cell office:value-type="float" office:value="74287.210000000006" table:formula="of:=[.Q4]+[.AA4]" table:content-validation-name="val1" table:style-name="ce10">
            <text:p>74,287</text:p>
          </table:table-cell>
          <table:table-cell office:value-type="currency" office:value="158137079.78" table:content-validation-name="val3" table:style-name="ce13">
            <text:p>£158,137,079.78</text:p>
          </table:table-cell>
          <table:table-cell office:value-type="currency" office:value="2774796.7" table:content-validation-name="val3" table:style-name="ce13">
            <text:p>£2,774,796.70</text:p>
          </table:table-cell>
          <table:table-cell office:value-type="currency" office:value="537532.26" table:content-validation-name="val4" table:style-name="ce13">
            <text:p>£537,532.26</text:p>
          </table:table-cell>
          <table:table-cell office:value-type="currency" office:value="1826142.6" table:content-validation-name="val3" table:style-name="ce13">
            <text:p>£1,826,142.60</text:p>
          </table:table-cell>
          <table:table-cell office:value-type="currency" office:value="32700474.670000002" table:content-validation-name="val3" table:style-name="ce13">
            <text:p>£32,700,474.67</text:p>
          </table:table-cell>
          <table:table-cell office:value-type="currency" office:value="14391488.800000001" table:content-validation-name="val3" table:style-name="ce13">
            <text:p>£14,391,488.80</text:p>
          </table:table-cell>
          <table:table-cell office:value-type="currency" office:value="210367514.81" table:formula="of:=SUM([.AD4:.AI4])" table:style-name="ce14">
            <text:p>£210,367,514.81</text:p>
          </table:table-cell>
          <table:table-cell office:value-type="currency" office:value="5319146" table:content-validation-name="val2" table:style-name="ce15">
            <text:p>£5,319,146.00</text:p>
          </table:table-cell>
          <table:table-cell office:value-type="currency" office:value="360003" table:content-validation-name="val3" table:style-name="ce15">
            <text:p>£360,003.00</text:p>
          </table:table-cell>
          <table:table-cell office:value-type="currency" office:value="5679149" table:formula="of:=SUM([.AK4:.AL4])" table:style-name="ce14">
            <text:p>£5,679,149.00</text:p>
          </table:table-cell>
          <table:table-cell office:value-type="currency" office:value="216046663.81" table:formula="of:=[.AJ4]+[.AM4]" table:style-name="ce14">
            <text:p>£216,046,663.81</text:p>
          </table:table-cell>
          <table:table-cell office:value-type="string" table:content-validation-name="val5" table:style-name="ce16">
            <text:p>£1.1m of end of year non-consolidated performance related payments were made at the end of July 2017 but are not included in the figures. <text:s/>The payments relate to the performance year April 2016 to March 2017 and have therefore been accounted for by means of accruals in the financial year April 2016 to March 2017.</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8">
            <text:p>Crown Non Departmental Public Body</text:p>
          </table:table-cell>
          <table:table-cell office:value-type="string" table:style-name="ce49">
            <text:p>Department for Work and Pensions</text:p>
          </table:table-cell>
          <table:table-cell office:value-type="float" office:value="376" table:style-name="ce41">
            <text:p>376</text:p>
          </table:table-cell>
          <table:table-cell office:value-type="float" office:value="330.71000000000009" table:style-name="ce39">
            <text:p>331</text:p>
          </table:table-cell>
          <table:table-cell office:value-type="float" office:value="409" table:style-name="ce41">
            <text:p>409</text:p>
          </table:table-cell>
          <table:table-cell office:value-type="float" office:value="378.85000000000019" table:style-name="ce39">
            <text:p>379</text:p>
          </table:table-cell>
          <table:table-cell office:value-type="float" office:value="1357" table:style-name="ce41">
            <text:p>1,357</text:p>
          </table:table-cell>
          <table:table-cell office:value-type="float" office:value="1281.7899999999981" table:style-name="ce39">
            <text:p>1,282</text:p>
          </table:table-cell>
          <table:table-cell office:value-type="float" office:value="452" table:style-name="ce41">
            <text:p>452</text:p>
          </table:table-cell>
          <table:table-cell office:value-type="float" office:value="426.41" table:style-name="ce39">
            <text:p>426</text:p>
          </table:table-cell>
          <table:table-cell office:value-type="float" office:value="27" table:style-name="ce41">
            <text:p>27</text:p>
          </table:table-cell>
          <table:table-cell office:value-type="float" office:value="26.4" table:style-name="ce39">
            <text:p>26</text:p>
          </table:table-cell>
          <table:table-cell table:style-name="ce41"/>
          <table:table-cell table:style-name="ce39"/>
          <table:table-cell office:value-type="float" office:value="2621" table:formula="of:=[.D5]+[.F5]+[.H5]+[.J5]+[.L5]+[.N5]" table:content-validation-name="val1" table:style-name="ce10">
            <text:p>2,621</text:p>
          </table:table-cell>
          <table:table-cell office:value-type="float" office:value="2444.1599999999985" table:formula="of:=[.E5]+[.G5]+[.I5]+[.K5]+[.M5]+[.O5]" table:content-validation-name="val1" table:style-name="ce10">
            <text:p>2,444</text:p>
          </table:table-cell>
          <table:table-cell table:style-name="ce42"/>
          <table:table-cell table:style-name="ce40"/>
          <table:table-cell office:value-type="float" office:value="5" table:style-name="ce57">
            <text:p>5</text:p>
          </table:table-cell>
          <table:table-cell office:value-type="float" office:value="4.1399999999999997" table:style-name="ce55">
            <text:p>4.14</text:p>
          </table:table-cell>
          <table:table-cell office:value-type="float" office:value="1" table:style-name="ce59">
            <text:p>1</text:p>
          </table:table-cell>
          <table:table-cell office:value-type="float" office:value="0.92" table:style-name="ce58">
            <text:p>0.92</text:p>
          </table:table-cell>
          <table:table-cell table:style-name="ce42"/>
          <table:table-cell table:style-name="ce40"/>
          <table:table-cell office:value-type="float" office:value="6" table:formula="of:=[.R5]+[.T5]+[.V5]+[.X5]" table:style-name="ce12">
            <text:p>6</text:p>
          </table:table-cell>
          <table:table-cell office:value-type="float" office:value="5.0599999999999996" table:formula="of:=[.S5]+[.U5]+[.W5]+[.Y5]" table:style-name="ce12">
            <text:p>5</text:p>
          </table:table-cell>
          <table:table-cell office:value-type="float" office:value="2627" table:formula="of:=[.P5]+[.Z5]" table:content-validation-name="val1" table:style-name="ce10">
            <text:p>2,627</text:p>
          </table:table-cell>
          <table:table-cell office:value-type="float" office:value="2449.2199999999984" table:formula="of:=[.Q5]+[.AA5]" table:content-validation-name="val1" table:style-name="ce10">
            <text:p>2,449</text:p>
          </table:table-cell>
          <table:table-cell office:value-type="currency" office:value="8266027.2200000044" table:content-validation-name="val3" table:style-name="ce13">
            <text:p>£8,266,027.22</text:p>
          </table:table-cell>
          <table:table-cell office:value-type="currency" office:value="149658.57000000007" table:content-validation-name="val3" table:style-name="ce13">
            <text:p>£149,658.57</text:p>
          </table:table-cell>
          <table:table-cell office:value-type="currency" office:value="84000" table:content-validation-name="val3" table:style-name="ce13">
            <text:p>£84,000.00</text:p>
          </table:table-cell>
          <table:table-cell office:value-type="currency" office:value="19701.739999999994" table:content-validation-name="val3" table:style-name="ce13">
            <text:p>£19,701.74</text:p>
          </table:table-cell>
          <table:table-cell office:value-type="currency" office:value="1815241.919999999" table:content-validation-name="val3" table:style-name="ce13">
            <text:p>£1,815,241.92</text:p>
          </table:table-cell>
          <table:table-cell office:value-type="currency" office:value="954851.49000000022" table:content-validation-name="val3" table:style-name="ce13">
            <text:p>£954,851.49</text:p>
          </table:table-cell>
          <table:table-cell office:value-type="currency" office:value="11289480.940000003" table:formula="of:=SUM([.AD5:.AI5])" table:style-name="ce14">
            <text:p>£11,289,480.94</text:p>
          </table:table-cell>
          <table:table-cell office:value-type="currency" office:value="84339.97" table:content-validation-name="val2" table:style-name="ce15">
            <text:p>£84,339.97</text:p>
          </table:table-cell>
          <table:table-cell office:value-type="currency" office:value="0" table:content-validation-name="val2" table:style-name="ce15">
            <text:p>£0.00</text:p>
          </table:table-cell>
          <table:table-cell office:value-type="currency" office:value="84339.97" table:formula="of:=SUM([.AK5:.AL5])" table:style-name="ce14">
            <text:p>£84,339.97</text:p>
          </table:table-cell>
          <table:table-cell office:value-type="currency" office:value="11373820.910000004" table:formula="of:=[.AJ5]+[.AM5]" table:style-name="ce14">
            <text:p>£11,373,820.91</text:p>
          </table:table-cell>
          <table:table-cell table:content-validation-name="val1"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267" table:style-name="ce42">
            <text:p>267</text:p>
          </table:table-cell>
          <table:table-cell office:value-type="float" office:value="239.15" table:style-name="ce40">
            <text:p>239.15</text:p>
          </table:table-cell>
          <table:table-cell office:value-type="float" office:value="267" table:formula="of:=[.D6]+[.F6]+[.H6]+[.J6]+[.L6]+[.N6]" table:content-validation-name="val1" table:style-name="ce10">
            <text:p>267</text:p>
          </table:table-cell>
          <table:table-cell office:value-type="float" office:value="239.15" table:formula="of:=[.E6]+[.G6]+[.I6]+[.K6]+[.M6]+[.O6]" table:content-validation-name="val1" table:style-name="ce10">
            <text:p>239</text:p>
          </table:table-cell>
          <table:table-cell table:style-name="ce42"/>
          <table:table-cell table:style-name="ce40"/>
          <table:table-cell office:value-type="float" office:value="11" table:style-name="ce56">
            <text:p>11</text:p>
          </table:table-cell>
          <table:table-cell office:value-type="float" office:value="8.9499999999999993" table:style-name="ce54">
            <text:p>8.95</text:p>
          </table:table-cell>
          <table:table-cell table:style-name="ce42"/>
          <table:table-cell table:style-name="ce40"/>
          <table:table-cell table:style-name="ce56"/>
          <table:table-cell table:style-name="ce54"/>
          <table:table-cell office:value-type="float" office:value="11" table:formula="of:=[.R6]+[.T6]+[.V6]+[.X6]" table:style-name="ce12">
            <text:p>11</text:p>
          </table:table-cell>
          <table:table-cell office:value-type="float" office:value="8.9499999999999993" table:formula="of:=[.S6]+[.U6]+[.W6]+[.Y6]" table:style-name="ce12">
            <text:p>9</text:p>
          </table:table-cell>
          <table:table-cell office:value-type="float" office:value="278" table:formula="of:=[.P6]+[.Z6]" table:content-validation-name="val1" table:style-name="ce10">
            <text:p>278</text:p>
          </table:table-cell>
          <table:table-cell office:value-type="float" office:value="248.1" table:formula="of:=[.Q6]+[.AA6]" table:content-validation-name="val1" table:style-name="ce10">
            <text:p>248</text:p>
          </table:table-cell>
          <table:table-cell office:value-type="currency" office:value="1212205" table:content-validation-name="val3" table:style-name="ce13">
            <text:p>£1,212,205.00</text:p>
          </table:table-cell>
          <table:table-cell table:content-validation-name="val3" table:style-name="ce13"/>
          <table:table-cell office:value-type="currency" office:value="4005" table:content-validation-name="val3" table:style-name="ce13">
            <text:p>£4,005.00</text:p>
          </table:table-cell>
          <table:table-cell table:content-validation-name="val3" table:style-name="ce13"/>
          <table:table-cell office:value-type="currency" office:value="86272" table:content-validation-name="val3" table:style-name="ce13">
            <text:p>£86,272.00</text:p>
          </table:table-cell>
          <table:table-cell office:value-type="currency" office:value="145073" table:content-validation-name="val3" table:style-name="ce13">
            <text:p>£145,073.00</text:p>
          </table:table-cell>
          <table:table-cell office:value-type="currency" office:value="1447555" table:formula="of:=SUM([.AD6:.AI6])" table:style-name="ce14">
            <text:p>£1,447,555.00</text:p>
          </table:table-cell>
          <table:table-cell office:value-type="currency" office:value="140845.23000000001" table:content-validation-name="val2" table:style-name="ce15">
            <text:p>£140,845.23</text:p>
          </table:table-cell>
          <table:table-cell office:value-type="currency" office:value="0" table:content-validation-name="val2" table:style-name="ce15">
            <text:p>£0.00</text:p>
          </table:table-cell>
          <table:table-cell office:value-type="currency" office:value="140845.23000000001" table:formula="of:=SUM([.AK6:.AL6])" table:style-name="ce14">
            <text:p>£140,845.23</text:p>
          </table:table-cell>
          <table:table-cell office:value-type="currency" office:value="1588400.23" table:formula="of:=[.AJ6]+[.AM6]" table:style-name="ce14">
            <text:p>£1,588,400.23</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90" table:style-name="ce42">
            <text:p>90</text:p>
          </table:table-cell>
          <table:table-cell office:value-type="float" office:value="81.459999999999994" table:style-name="ce40">
            <text:p>81.46</text:p>
          </table:table-cell>
          <table:table-cell office:value-type="float" office:value="90" table:formula="of:=[.D7]+[.F7]+[.H7]+[.J7]+[.L7]+[.N7]" table:content-validation-name="val1" table:style-name="ce10">
            <text:p>90</text:p>
          </table:table-cell>
          <table:table-cell office:value-type="float" office:value="81.459999999999994" table:formula="of:=[.E7]+[.G7]+[.I7]+[.K7]+[.M7]+[.O7]" table:content-validation-name="val1" table:style-name="ce10">
            <text:p>81</text:p>
          </table:table-cell>
          <table:table-cell office:value-type="float" office:value="4" table:style-name="ce42">
            <text:p>4</text:p>
          </table:table-cell>
          <table:table-cell office:value-type="float" office:value="3" table:style-name="ce40">
            <text:p>3</text:p>
          </table:table-cell>
          <table:table-cell office:value-type="float" office:value="1" table:style-name="ce42">
            <text:p>1</text:p>
          </table:table-cell>
          <table:table-cell office:value-type="float" office:value="1" table:style-name="ce42">
            <text:p>1</text:p>
          </table:table-cell>
          <table:table-cell table:style-name="ce42"/>
          <table:table-cell table:style-name="ce40"/>
          <table:table-cell table:style-name="ce42"/>
          <table:table-cell table:style-name="ce40"/>
          <table:table-cell office:value-type="float" office:value="5" table:formula="of:=[.R7]+[.T7]+[.V7]+[.X7]" table:style-name="ce12">
            <text:p>5</text:p>
          </table:table-cell>
          <table:table-cell office:value-type="float" office:value="4" table:formula="of:=[.S7]+[.U7]+[.W7]+[.Y7]" table:style-name="ce12">
            <text:p>4</text:p>
          </table:table-cell>
          <table:table-cell office:value-type="float" office:value="95" table:formula="of:=[.P7]+[.Z7]" table:content-validation-name="val1" table:style-name="ce10">
            <text:p>95</text:p>
          </table:table-cell>
          <table:table-cell office:value-type="float" office:value="85.46" table:formula="of:=[.Q7]+[.AA7]" table:content-validation-name="val1" table:style-name="ce10">
            <text:p>85</text:p>
          </table:table-cell>
          <table:table-cell office:value-type="currency" office:value="253963.58000000002" table:content-validation-name="val3" table:style-name="ce13">
            <text:p>£253,963.58</text:p>
          </table:table-cell>
          <table:table-cell table:content-validation-name="val3" table:style-name="ce13"/>
          <table:table-cell table:content-validation-name="val3" table:style-name="ce13"/>
          <table:table-cell office:value-type="currency" office:value="831.46" table:content-validation-name="val3" table:style-name="ce13">
            <text:p>£831.46</text:p>
          </table:table-cell>
          <table:table-cell office:value-type="currency" office:value="51495.71" table:content-validation-name="val3" table:style-name="ce13">
            <text:p>£51,495.71</text:p>
          </table:table-cell>
          <table:table-cell office:value-type="currency" office:value="26889.91" table:content-validation-name="val3" table:style-name="ce13">
            <text:p>£26,889.91</text:p>
          </table:table-cell>
          <table:table-cell office:value-type="currency" office:value="333180.65999999997" table:formula="of:=SUM([.AD7:.AI7])" table:style-name="ce14">
            <text:p>£333,180.66</text:p>
          </table:table-cell>
          <table:table-cell office:value-type="currency" office:value="20515.82" table:content-validation-name="val2" table:style-name="ce15">
            <text:p>£20,515.82</text:p>
          </table:table-cell>
          <table:table-cell office:value-type="currency" office:value="14812.8" table:content-validation-name="val2" table:style-name="ce15">
            <text:p>£14,812.80</text:p>
          </table:table-cell>
          <table:table-cell office:value-type="currency" office:value="35328.619999999995" table:formula="of:=SUM([.AK7:.AL7])" table:style-name="ce14">
            <text:p>£35,328.62</text:p>
          </table:table-cell>
          <table:table-cell office:value-type="currency" office:value="368509.27999999997" table:formula="of:=[.AJ7]+[.AM7]" table:style-name="ce14">
            <text:p>£368,509.28</text:p>
          </table:table-cell>
          <table:table-cell table:content-validation-name="val1" table:style-name="ce18"/>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597" table:style-name="ce42">
            <text:p>597</text:p>
          </table:table-cell>
          <table:table-cell office:value-type="float" office:value="577.12857142857138" table:style-name="ce53">
            <text:p>577.13</text:p>
          </table:table-cell>
          <table:table-cell office:value-type="float" office:value="597" table:formula="of:=[.D8]+[.F8]+[.H8]+[.J8]+[.L8]+[.N8]" table:content-validation-name="val1" table:style-name="ce10">
            <text:p>597</text:p>
          </table:table-cell>
          <table:table-cell office:value-type="float" office:value="577.12857142857138" table:formula="of:=[.E8]+[.G8]+[.I8]+[.K8]+[.M8]+[.O8]" table:content-validation-name="val1" table:style-name="ce10">
            <text:p>577</text:p>
          </table:table-cell>
          <table:table-cell office:value-type="float" office:value="10" table:style-name="ce42">
            <text:p>10</text:p>
          </table:table-cell>
          <table:table-cell office:value-type="float" office:value="9.4" table:style-name="ce40">
            <text:p>9.4</text:p>
          </table:table-cell>
          <table:table-cell table:style-name="ce42"/>
          <table:table-cell table:style-name="ce40"/>
          <table:table-cell office:value-type="float" office:value="1" table:style-name="ce56">
            <text:p>1</text:p>
          </table:table-cell>
          <table:table-cell office:value-type="float" office:value="0.93714285714285706" table:style-name="ce63">
            <text:p>0.94</text:p>
          </table:table-cell>
          <table:table-cell office:value-type="float" office:value="8.3492670000000011" table:style-name="ce65">
            <text:p>8.35</text:p>
          </table:table-cell>
          <table:table-cell office:value-type="float" office:value="8.3492670000000011" table:style-name="ce53">
            <text:p>8.35</text:p>
          </table:table-cell>
          <table:table-cell office:value-type="float" office:value="19.349267000000001" table:formula="of:=[.R8]+[.T8]+[.V8]+[.X8]" table:style-name="ce12">
            <text:p>19</text:p>
          </table:table-cell>
          <table:table-cell office:value-type="float" office:value="18.686409857142859" table:formula="of:=[.S8]+[.U8]+[.W8]+[.Y8]" table:style-name="ce12">
            <text:p>19</text:p>
          </table:table-cell>
          <table:table-cell office:value-type="float" office:value="616.34926700000005" table:formula="of:=[.P8]+[.Z8]" table:content-validation-name="val1" table:style-name="ce10">
            <text:p>616</text:p>
          </table:table-cell>
          <table:table-cell office:value-type="float" office:value="595.81498128571423" table:formula="of:=[.Q8]+[.AA8]" table:content-validation-name="val1" table:style-name="ce10">
            <text:p>596</text:p>
          </table:table-cell>
          <table:table-cell office:value-type="currency" office:value="2465479.4200000018" table:content-validation-name="val3" table:style-name="ce20">
            <text:p>£2,465,479</text:p>
          </table:table-cell>
          <table:table-cell office:value-type="currency" office:value="10190.75" table:content-validation-name="val3" table:style-name="ce20">
            <text:p>£10,191</text:p>
          </table:table-cell>
          <table:table-cell office:value-type="currency" office:value="83327.850000000006" table:content-validation-name="val3" table:style-name="ce20">
            <text:p>£83,328</text:p>
          </table:table-cell>
          <table:table-cell office:value-type="currency" office:value="6495.06" table:content-validation-name="val3" table:style-name="ce20">
            <text:p>£6,495</text:p>
          </table:table-cell>
          <table:table-cell office:value-type="currency" office:value="526617.31000000006" table:content-validation-name="val3" table:style-name="ce20">
            <text:p>£526,617</text:p>
          </table:table-cell>
          <table:table-cell office:value-type="currency" office:value="285585.90999999997" table:content-validation-name="val3" table:style-name="ce20">
            <text:p>£285,586</text:p>
          </table:table-cell>
          <table:table-cell office:value-type="currency" office:value="3377696.3000000021" table:formula="of:=SUM([.AD8:.AI8])" table:style-name="ce14">
            <text:p>£3,377,696.30</text:p>
          </table:table-cell>
          <table:table-cell office:value-type="currency" office:value="200382.83" table:content-validation-name="val2" table:style-name="ce15">
            <text:p>£200,382.83</text:p>
          </table:table-cell>
          <table:table-cell office:value-type="currency" office:value="166985.34000000003" table:content-validation-name="val2" table:style-name="ce15">
            <text:p>£166,985.34</text:p>
          </table:table-cell>
          <table:table-cell office:value-type="currency" office:value="367368.17000000004" table:formula="of:=SUM([.AK8:.AL8])" table:style-name="ce14">
            <text:p>£367,368.17</text:p>
          </table:table-cell>
          <table:table-cell office:value-type="currency" office:value="3745064.4700000021" table:formula="of:=[.AJ8]+[.AM8]" table:style-name="ce14">
            <text:p>£3,745,064.47</text:p>
          </table:table-cell>
          <table:table-cell office:value-type="string" table:content-validation-name="val5" table:style-name="ce21">
            <text:p>Overall FTE numbers (incl. Consultants) have reduced against previous month, due to TPR Future project and timings of work, which also explains the reduction in total consultancy costs. Total salary costs have increased against previous month, mainly due to PILON costs in Aug for Comms restructure and also a large number of late July starters that were not included in July's payroll bill. The increase in salary costs have been offset mainly by reduced payroll costs, due to the payout of 16/17 bonus in July. Non-payroll costs have increased since July, due to a mix of resource and increased working hour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30"/>
          <table:table-cell table:content-validation-name="val2" table:style-name="ce32"/>
          <table:table-cell table:content-validation-name="val2" table:style-name="ce32"/>
          <table:table-cell table:number-columns-repeated="2" table:style-name="ce30"/>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6">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6">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August 2017 </dc:title>
    <meta:initial-creator/>
    <dc:creator/>
    <meta:creation-date>2017-11-28T11:57:09Z</meta:creation-date>
    <dc:date>2017-11-28T11:58:47Z</dc:date>
  </office:meta>
</office:document-meta>
</file>